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Text_20_body">
      <style:text-properties style:font-name="Georgia" officeooo:rsid="000caadc" officeooo:paragraph-rsid="000caadc"/>
    </style:style>
    <style:style style:name="P4" style:family="paragraph" style:parent-style-name="Text_20_body">
      <style:paragraph-properties fo:text-align="center" style:justify-single-word="false"/>
      <style:text-properties style:font-name="Georgia" officeooo:rsid="000caadc" officeooo:paragraph-rsid="000caadc"/>
    </style:style>
    <style:style style:name="P5" style:family="paragraph" style:parent-style-name="Subtitle">
      <style:text-properties style:font-name="Georgia" officeooo:paragraph-rsid="000f4006"/>
    </style:style>
    <style:style style:name="P6" style:family="paragraph" style:parent-style-name="Text_20_body">
      <style:paragraph-properties fo:text-align="center" style:justify-single-word="false"/>
      <style:text-properties style:font-name="Georgia" officeooo:rsid="0010fb42" officeooo:paragraph-rsid="0010fb42"/>
    </style:style>
    <style:style style:name="P7" style:family="paragraph" style:parent-style-name="Text_20_body">
      <style:paragraph-properties fo:text-align="start" style:justify-single-word="false"/>
      <style:text-properties style:font-name="Georgia" officeooo:rsid="0010fb42" officeooo:paragraph-rsid="0010fb42"/>
    </style:style>
    <style:style style:name="P8" style:family="paragraph" style:parent-style-name="Text_20_body">
      <style:text-properties style:font-name="Georgia" fo:font-style="normal" officeooo:rsid="000f4006" officeooo:paragraph-rsid="000caadc" style:font-style-asian="normal" style:font-style-complex="normal"/>
    </style:style>
    <style:style style:name="P9" style:family="paragraph" style:parent-style-name="Text_20_body">
      <style:paragraph-properties fo:text-align="start" style:justify-single-word="false"/>
      <style:text-properties style:font-name="Georgia" fo:font-style="normal" officeooo:rsid="0010fb42" officeooo:paragraph-rsid="0010fb42" style:font-style-asian="normal" style:font-style-complex="normal"/>
    </style:style>
    <style:style style:name="P10" style:family="paragraph" style:parent-style-name="Title">
      <style:text-properties style:font-name="Georgia" officeooo:rsid="005b76fe" officeooo:paragraph-rsid="005b76fe"/>
    </style:style>
    <style:style style:name="P11" style:family="paragraph" style:parent-style-name="Text_20_body">
      <style:paragraph-properties fo:text-align="start" style:justify-single-word="false"/>
      <style:text-properties style:font-name="Georgia" fo:font-style="normal" officeooo:rsid="002a82cf" officeooo:paragraph-rsid="0010fb42" style:font-style-asian="normal" style:font-style-complex="normal"/>
    </style:style>
    <style:style style:name="P12" style:family="paragraph" style:parent-style-name="Text_20_body">
      <style:paragraph-properties fo:text-align="start" style:justify-single-word="false"/>
      <style:text-properties style:font-name="Georgia" fo:font-style="normal" officeooo:rsid="002c3c47" officeooo:paragraph-rsid="0010fb42" style:font-style-asian="normal" style:font-style-complex="normal"/>
    </style:style>
    <style:style style:name="P13" style:family="paragraph" style:parent-style-name="Text_20_body">
      <style:paragraph-properties fo:text-align="start" style:justify-single-word="false"/>
      <style:text-properties style:font-name="Georgia" fo:font-style="normal" officeooo:rsid="003177bc" officeooo:paragraph-rsid="0010fb42" style:font-style-asian="normal" style:font-style-complex="normal"/>
    </style:style>
    <style:style style:name="P14" style:family="paragraph" style:parent-style-name="Text_20_body">
      <style:paragraph-properties fo:text-align="start" style:justify-single-word="false"/>
      <style:text-properties style:font-name="Georgia" fo:font-style="normal" officeooo:rsid="003538be" officeooo:paragraph-rsid="0010fb42" style:font-style-asian="normal" style:font-style-complex="normal"/>
    </style:style>
    <style:style style:name="P15" style:family="paragraph" style:parent-style-name="Text_20_body">
      <style:paragraph-properties fo:text-align="start" style:justify-single-word="false"/>
      <style:text-properties style:font-name="Georgia" fo:font-style="normal" officeooo:rsid="003bd7b0" officeooo:paragraph-rsid="0010fb42" style:font-style-asian="normal" style:font-style-complex="normal"/>
    </style:style>
    <style:style style:name="P16" style:family="paragraph" style:parent-style-name="Text_20_body">
      <style:paragraph-properties fo:text-align="start" style:justify-single-word="false"/>
      <style:text-properties style:font-name="Georgia" officeooo:rsid="0010fb42" officeooo:paragraph-rsid="0010fb42"/>
    </style:style>
    <style:style style:name="P17" style:family="paragraph" style:parent-style-name="Text_20_body">
      <style:paragraph-properties fo:text-align="start" style:justify-single-word="false"/>
      <style:text-properties style:font-name="Georgia" officeooo:rsid="0054b94b" officeooo:paragraph-rsid="0054b94b"/>
    </style:style>
    <style:style style:name="P18" style:family="paragraph" style:parent-style-name="Text_20_body">
      <style:paragraph-properties fo:text-align="center" style:justify-single-word="false"/>
      <style:text-properties style:font-name="Georgia" officeooo:rsid="0054b94b" officeooo:paragraph-rsid="0054b94b"/>
    </style:style>
    <style:style style:name="T1" style:family="text">
      <style:text-properties officeooo:rsid="000e34af"/>
    </style:style>
    <style:style style:name="T2" style:family="text">
      <style:text-properties fo:font-style="italic" officeooo:rsid="000e34af" style:font-style-asian="italic" style:font-style-complex="italic"/>
    </style:style>
    <style:style style:name="T3" style:family="text">
      <style:text-properties fo:font-style="italic" officeooo:rsid="001a781e" style:font-style-asian="italic" style:font-style-complex="italic"/>
    </style:style>
    <style:style style:name="T4" style:family="text">
      <style:text-properties fo:font-style="italic" officeooo:rsid="001bd8db" style:font-style-asian="italic" style:font-style-complex="italic"/>
    </style:style>
    <style:style style:name="T5" style:family="text">
      <style:text-properties fo:font-style="italic" officeooo:rsid="001f5121" style:font-style-asian="italic" style:font-style-complex="italic"/>
    </style:style>
    <style:style style:name="T6" style:family="text">
      <style:text-properties fo:font-style="italic" officeooo:rsid="00236d0e" style:font-style-asian="italic" style:font-style-complex="italic"/>
    </style:style>
    <style:style style:name="T7" style:family="text">
      <style:text-properties fo:font-style="italic" officeooo:rsid="00292c79" style:font-style-asian="italic" style:font-style-complex="italic"/>
    </style:style>
    <style:style style:name="T8" style:family="text">
      <style:text-properties fo:font-style="italic" officeooo:rsid="003538be" style:font-style-asian="italic" style:font-style-complex="italic"/>
    </style:style>
    <style:style style:name="T9" style:family="text">
      <style:text-properties fo:font-style="italic" officeooo:rsid="003dc6b4" style:font-style-asian="italic" style:font-style-complex="italic"/>
    </style:style>
    <style:style style:name="T10" style:family="text">
      <style:text-properties fo:font-style="italic" officeooo:rsid="00454512" style:font-style-asian="italic" style:font-style-complex="italic"/>
    </style:style>
    <style:style style:name="T11" style:family="text">
      <style:text-properties fo:font-style="italic" officeooo:rsid="0048f238" style:font-style-asian="italic" style:font-style-complex="italic"/>
    </style:style>
    <style:style style:name="T12" style:family="text">
      <style:text-properties fo:font-style="italic" officeooo:rsid="004fc1fc"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00e34af" style:font-style-asian="normal" style:font-style-complex="normal"/>
    </style:style>
    <style:style style:name="T15" style:family="text">
      <style:text-properties fo:font-style="normal" officeooo:rsid="000f4006" style:font-style-asian="normal" style:font-style-complex="normal"/>
    </style:style>
    <style:style style:name="T16" style:family="text">
      <style:text-properties fo:font-style="normal" officeooo:rsid="00105301" style:font-style-asian="normal" style:font-style-complex="normal"/>
    </style:style>
    <style:style style:name="T17" style:family="text">
      <style:text-properties fo:font-style="normal" officeooo:rsid="00123e99" style:font-style-asian="normal" style:font-style-complex="normal"/>
    </style:style>
    <style:style style:name="T18" style:family="text">
      <style:text-properties fo:font-style="normal" officeooo:rsid="00131ea4" style:font-style-asian="normal" style:font-style-complex="normal"/>
    </style:style>
    <style:style style:name="T19" style:family="text">
      <style:text-properties fo:font-style="normal" officeooo:rsid="00136e84" style:font-style-asian="normal" style:font-style-complex="normal"/>
    </style:style>
    <style:style style:name="T20" style:family="text">
      <style:text-properties fo:font-style="normal" officeooo:rsid="0014391c" style:font-style-asian="normal" style:font-style-complex="normal"/>
    </style:style>
    <style:style style:name="T21" style:family="text">
      <style:text-properties fo:font-style="normal" officeooo:rsid="0016224e" style:font-style-asian="normal" style:font-style-complex="normal"/>
    </style:style>
    <style:style style:name="T22" style:family="text">
      <style:text-properties fo:font-style="normal" officeooo:rsid="00164505" style:font-style-asian="normal" style:font-style-complex="normal"/>
    </style:style>
    <style:style style:name="T23" style:family="text">
      <style:text-properties fo:font-style="normal" officeooo:rsid="001762cc" style:font-style-asian="normal" style:font-style-complex="normal"/>
    </style:style>
    <style:style style:name="T24" style:family="text">
      <style:text-properties fo:font-style="normal" officeooo:rsid="00187f4d" style:font-style-asian="normal" style:font-style-complex="normal"/>
    </style:style>
    <style:style style:name="T25" style:family="text">
      <style:text-properties fo:font-style="normal" officeooo:rsid="001a781e" style:font-style-asian="normal" style:font-style-complex="normal"/>
    </style:style>
    <style:style style:name="T26" style:family="text">
      <style:text-properties fo:font-style="normal" officeooo:rsid="001bd8db" style:font-style-asian="normal" style:font-style-complex="normal"/>
    </style:style>
    <style:style style:name="T27" style:family="text">
      <style:text-properties fo:font-style="normal" officeooo:rsid="001cdc2f" style:font-style-asian="normal" style:font-style-complex="normal"/>
    </style:style>
    <style:style style:name="T28" style:family="text">
      <style:text-properties fo:font-style="normal" officeooo:rsid="001e6a6c" style:font-style-asian="normal" style:font-style-complex="normal"/>
    </style:style>
    <style:style style:name="T29" style:family="text">
      <style:text-properties fo:font-style="normal" officeooo:rsid="001f5121" style:font-style-asian="normal" style:font-style-complex="normal"/>
    </style:style>
    <style:style style:name="T30" style:family="text">
      <style:text-properties fo:font-style="normal" officeooo:rsid="001fb397" style:font-style-asian="normal" style:font-style-complex="normal"/>
    </style:style>
    <style:style style:name="T31" style:family="text">
      <style:text-properties fo:font-style="normal" officeooo:rsid="002197ed" style:font-style-asian="normal" style:font-style-complex="normal"/>
    </style:style>
    <style:style style:name="T32" style:family="text">
      <style:text-properties fo:font-style="normal" officeooo:rsid="00221a08" style:font-style-asian="normal" style:font-style-complex="normal"/>
    </style:style>
    <style:style style:name="T33" style:family="text">
      <style:text-properties fo:font-style="normal" officeooo:rsid="00236d0e" style:font-style-asian="normal" style:font-style-complex="normal"/>
    </style:style>
    <style:style style:name="T34" style:family="text">
      <style:text-properties fo:font-style="normal" officeooo:rsid="002497fe" style:font-style-asian="normal" style:font-style-complex="normal"/>
    </style:style>
    <style:style style:name="T35" style:family="text">
      <style:text-properties fo:font-style="normal" officeooo:rsid="00261033" style:font-style-asian="normal" style:font-style-complex="normal"/>
    </style:style>
    <style:style style:name="T36" style:family="text">
      <style:text-properties fo:font-style="normal" officeooo:rsid="0026bdd7" style:font-style-asian="normal" style:font-style-complex="normal"/>
    </style:style>
    <style:style style:name="T37" style:family="text">
      <style:text-properties fo:font-style="normal" officeooo:rsid="00275446" style:font-style-asian="normal" style:font-style-complex="normal"/>
    </style:style>
    <style:style style:name="T38" style:family="text">
      <style:text-properties fo:font-style="normal" officeooo:rsid="0028196a" style:font-style-asian="normal" style:font-style-complex="normal"/>
    </style:style>
    <style:style style:name="T39" style:family="text">
      <style:text-properties fo:font-style="normal" officeooo:rsid="00292c79" style:font-style-asian="normal" style:font-style-complex="normal"/>
    </style:style>
    <style:style style:name="T40" style:family="text">
      <style:text-properties fo:font-style="normal" officeooo:rsid="002a04fe" style:font-style-asian="normal" style:font-style-complex="normal"/>
    </style:style>
    <style:style style:name="T41" style:family="text">
      <style:text-properties fo:font-style="normal" officeooo:rsid="002a82cf" style:font-style-asian="normal" style:font-style-complex="normal"/>
    </style:style>
    <style:style style:name="T42" style:family="text">
      <style:text-properties fo:font-style="normal" officeooo:rsid="002c3c47" style:font-style-asian="normal" style:font-style-complex="normal"/>
    </style:style>
    <style:style style:name="T43" style:family="text">
      <style:text-properties fo:font-style="normal" officeooo:rsid="002e0203" style:font-style-asian="normal" style:font-style-complex="normal"/>
    </style:style>
    <style:style style:name="T44" style:family="text">
      <style:text-properties fo:font-style="normal" officeooo:rsid="002f4374" style:font-style-asian="normal" style:font-style-complex="normal"/>
    </style:style>
    <style:style style:name="T45" style:family="text">
      <style:text-properties fo:font-style="normal" officeooo:rsid="002ffe0a" style:font-style-asian="normal" style:font-style-complex="normal"/>
    </style:style>
    <style:style style:name="T46" style:family="text">
      <style:text-properties fo:font-style="normal" officeooo:rsid="003177bc" style:font-style-asian="normal" style:font-style-complex="normal"/>
    </style:style>
    <style:style style:name="T47" style:family="text">
      <style:text-properties fo:font-style="normal" officeooo:rsid="003194ab" style:font-style-asian="normal" style:font-style-complex="normal"/>
    </style:style>
    <style:style style:name="T48" style:family="text">
      <style:text-properties fo:font-style="normal" officeooo:rsid="00324762" style:font-style-asian="normal" style:font-style-complex="normal"/>
    </style:style>
    <style:style style:name="T49" style:family="text">
      <style:text-properties fo:font-style="normal" officeooo:rsid="00336693" style:font-style-asian="normal" style:font-style-complex="normal"/>
    </style:style>
    <style:style style:name="T50" style:family="text">
      <style:text-properties fo:font-style="normal" officeooo:rsid="003538be" style:font-style-asian="normal" style:font-style-complex="normal"/>
    </style:style>
    <style:style style:name="T51" style:family="text">
      <style:text-properties fo:font-style="normal" officeooo:rsid="0036e56a" style:font-style-asian="normal" style:font-style-complex="normal"/>
    </style:style>
    <style:style style:name="T52" style:family="text">
      <style:text-properties fo:font-style="normal" officeooo:rsid="0037f6e2" style:font-style-asian="normal" style:font-style-complex="normal"/>
    </style:style>
    <style:style style:name="T53" style:family="text">
      <style:text-properties fo:font-style="normal" officeooo:rsid="0039af9d" style:font-style-asian="normal" style:font-style-complex="normal"/>
    </style:style>
    <style:style style:name="T54" style:family="text">
      <style:text-properties fo:font-style="normal" officeooo:rsid="003a1a97" style:font-style-asian="normal" style:font-style-complex="normal"/>
    </style:style>
    <style:style style:name="T55" style:family="text">
      <style:text-properties fo:font-style="normal" officeooo:rsid="003bd7b0" style:font-style-asian="normal" style:font-style-complex="normal"/>
    </style:style>
    <style:style style:name="T56" style:family="text">
      <style:text-properties fo:font-style="normal" officeooo:rsid="003dc6b4" style:font-style-asian="normal" style:font-style-complex="normal"/>
    </style:style>
    <style:style style:name="T57" style:family="text">
      <style:text-properties fo:font-style="normal" officeooo:rsid="003ecc03" style:font-style-asian="normal" style:font-style-complex="normal"/>
    </style:style>
    <style:style style:name="T58" style:family="text">
      <style:text-properties fo:font-style="normal" officeooo:rsid="003fd679" style:font-style-asian="normal" style:font-style-complex="normal"/>
    </style:style>
    <style:style style:name="T59" style:family="text">
      <style:text-properties fo:font-style="normal" officeooo:rsid="0041757d" style:font-style-asian="normal" style:font-style-complex="normal"/>
    </style:style>
    <style:style style:name="T60" style:family="text">
      <style:text-properties fo:font-style="normal" officeooo:rsid="004287c8" style:font-style-asian="normal" style:font-style-complex="normal"/>
    </style:style>
    <style:style style:name="T61" style:family="text">
      <style:text-properties fo:font-style="normal" officeooo:rsid="0043e7f3" style:font-style-asian="normal" style:font-style-complex="normal"/>
    </style:style>
    <style:style style:name="T62" style:family="text">
      <style:text-properties fo:font-style="normal" officeooo:rsid="00454512" style:font-style-asian="normal" style:font-style-complex="normal"/>
    </style:style>
    <style:style style:name="T63" style:family="text">
      <style:text-properties fo:font-style="normal" officeooo:rsid="00469f99" style:font-style-asian="normal" style:font-style-complex="normal"/>
    </style:style>
    <style:style style:name="T64" style:family="text">
      <style:text-properties fo:font-style="normal" officeooo:rsid="0047027b" style:font-style-asian="normal" style:font-style-complex="normal"/>
    </style:style>
    <style:style style:name="T65" style:family="text">
      <style:text-properties fo:font-style="normal" officeooo:rsid="0048f238" style:font-style-asian="normal" style:font-style-complex="normal"/>
    </style:style>
    <style:style style:name="T66" style:family="text">
      <style:text-properties fo:font-style="normal" officeooo:rsid="0048f7f3" style:font-style-asian="normal" style:font-style-complex="normal"/>
    </style:style>
    <style:style style:name="T67" style:family="text">
      <style:text-properties fo:font-style="normal" officeooo:rsid="00496ded" style:font-style-asian="normal" style:font-style-complex="normal"/>
    </style:style>
    <style:style style:name="T68" style:family="text">
      <style:text-properties fo:font-style="normal" officeooo:rsid="0049cd7a" style:font-style-asian="normal" style:font-style-complex="normal"/>
    </style:style>
    <style:style style:name="T69" style:family="text">
      <style:text-properties fo:font-style="normal" officeooo:rsid="004adef3" style:font-style-asian="normal" style:font-style-complex="normal"/>
    </style:style>
    <style:style style:name="T70" style:family="text">
      <style:text-properties fo:font-style="normal" officeooo:rsid="004b91e3" style:font-style-asian="normal" style:font-style-complex="normal"/>
    </style:style>
    <style:style style:name="T71" style:family="text">
      <style:text-properties fo:font-style="normal" officeooo:rsid="004d8922" style:font-style-asian="normal" style:font-style-complex="normal"/>
    </style:style>
    <style:style style:name="T72" style:family="text">
      <style:text-properties fo:font-style="normal" officeooo:rsid="004e2990" style:font-style-asian="normal" style:font-style-complex="normal"/>
    </style:style>
    <style:style style:name="T73" style:family="text">
      <style:text-properties fo:font-style="normal" officeooo:rsid="004fc1fc" style:font-style-asian="normal" style:font-style-complex="normal"/>
    </style:style>
    <style:style style:name="T74" style:family="text">
      <style:text-properties fo:font-style="normal" officeooo:rsid="00513185" style:font-style-asian="normal" style:font-style-complex="normal"/>
    </style:style>
    <style:style style:name="T75" style:family="text">
      <style:text-properties fo:font-style="normal" officeooo:rsid="0053072b" style:font-style-asian="normal" style:font-style-complex="normal"/>
    </style:style>
    <style:style style:name="T76" style:family="text">
      <style:text-properties fo:font-style="normal" officeooo:rsid="005579a6" style:font-style-asian="normal" style:font-style-complex="normal"/>
    </style:style>
    <style:style style:name="T77" style:family="text">
      <style:text-properties fo:font-style="normal" officeooo:rsid="0055d3b1" style:font-style-asian="normal" style:font-style-complex="normal"/>
    </style:style>
    <style:style style:name="T78" style:family="text">
      <style:text-properties fo:font-style="normal" officeooo:rsid="0055ec81" style:font-style-asian="normal" style:font-style-complex="normal"/>
    </style:style>
    <style:style style:name="T79" style:family="text">
      <style:text-properties fo:font-style="normal" officeooo:rsid="00568ccc" style:font-style-asian="normal" style:font-style-complex="normal"/>
    </style:style>
    <style:style style:name="T80" style:family="text">
      <style:text-properties fo:font-style="normal" officeooo:rsid="0056e16d"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he Medicine</text:p>
      <text:p text:style-name="P5">214</text:p>
      <text:p text:style-name="P4">by Kyle Eggleston</text:p>
      <text:p text:style-name="P3"/>
      <text:p text:style-name="P3"><text:tab/><text:span text:style-name="T1">Ketish moved through his ship like a tiger on the prowl. He was in search of something. Something he couldn’t find anywhere else. It was something he needed and needed quickly. He had been away from his home world for a while now and that wasn’t sitting good with him. Ketish didn’t trust anyone else to take over his current task of occupying Ashlea Prime. </text:span><text:span text:style-name="T2">He</text:span><text:span text:style-name="T14"> had to be the one to take charge of the situation. Put simply he felt like he was the </text:span><text:span text:style-name="T2">only one</text:span><text:span text:style-name="T14"> who could adequately keep things running smoothly. It was a delusion of godhood at best, but that’s how Ketish lived his life.</text:span></text:p>
      <text:p text:style-name="P3"><text:span text:style-name="T14"><text:tab/></text:span><text:span text:style-name="T15">Coming upon a set of quarters, Ketish pressed a button that would open the door. As he entered he noticed a Dubor woman laying on a bed. She was sprawled out taking up the entire bed. Next to her was a container full of a green powder like substance. Ketish picked up the container and opened it. The aroma punctured his senses forcing his nose open to them. He couldn’t help himself. Taking his index finger, Ketish put some of the powder on it and snorted it. He staggered over to a chair and sat down, relaxing as the drug entered his system.</text:span></text:p>
      <text:p text:style-name="P8"><text:tab/>The drug would last for a few hours. In the meantime Ketish would be unresponsive and unable to process anything that needed his attention. He was completely useless during these trips. Ketish didn’t care, all he wanted to do was feel good and this drug made him feel good. It helped him forget about whatever he was worrying about. It helped him relax.</text:p>
      <text:p text:style-name="P3"><text:span text:style-name="T15"><text:tab/></text:span><text:span text:style-name="T16">The female woke up from her trip and wandered over to where Ketish had left the bowl of drugs. Dipping her finger in, she snorted the dust and took another trip herself. Draping herself over Ketish she too rested from her worries. She was at peace.</text:span></text:p>
      <text:p text:style-name="P3"><text:span text:style-name="T16"/></text:p>
      <text:p text:style-name="P6"><text:span text:style-name="T16">* </text:span><text:span text:style-name="T13">* *</text:span></text:p>
      <text:p text:style-name="P6"><text:span text:style-name="T13"/></text:p>
      <text:p text:style-name="P9"><text:tab/>Jack O’Brien sat in his office. He looked over paperwork that he had been neglecting. There was all kinds of paperwork that needed his attention. It was a for his eyes only kind of job. Jack hated the paperwork but there was nothing he could do about it so he dove right in until it was finished. Most of the paperwork was for the dock workers to get a pay increase. He had to find a way in the budget to make that happen or they would go on strike.</text:p>
      <text:p text:style-name="P7"><text:soft-page-break/><text:span text:style-name="T13"><text:tab/>That was the last thing Jack wanted. His workers had gone on strike before, it wasn’t a pretty sight. When the dock workers were on strike, nothing got done. Since no one else knew how to do their job, they had all the power in the world at their fingertips.</text:span></text:p>
      <text:p text:style-name="P7"><text:span text:style-name="T13"><text:tab/></text:span><text:span text:style-name="T17">Jack set the paperwork aside </text:span><text:span text:style-name="T18">and looked at the incoming hail. “</text:span><text:span text:style-name="T19">Incoming transmission.” The computer announced.</text:span></text:p>
      <text:p text:style-name="P7"><text:span text:style-name="T19"><text:tab/></text:span><text:span text:style-name="T20">Jack frowned. Who would be calling him this early in the morning? It was two </text:span><text:span text:style-name="T22">in the morning Earth Standard Time</text:span><text:span text:style-name="T20">. “Who is it?” He asked the computer.</text:span></text:p>
      <text:p text:style-name="P7"><text:span text:style-name="T20"><text:tab/>“</text:span><text:span text:style-name="T21">Contact u</text:span><text:span text:style-name="T20">nknown.” The computer replied.</text:span></text:p>
      <text:p text:style-name="P7"><text:span text:style-name="T20"><text:tab/>“</text:span><text:span text:style-name="T23">Begin recording and answer the hail.” Jack said.</text:span></text:p>
      <text:p text:style-name="P7"><text:span text:style-name="T23"><text:tab/>His monitor switched to the face of Ketish. </text:span><text:span text:style-name="T24">He was grinning as the monitor came to life. “Greeting major.” He said. “I hope I didn’t wake you, I know it’s early your time.”</text:span></text:p>
      <text:p text:style-name="P7"><text:span text:style-name="T24"><text:tab/></text:span><text:span text:style-name="T3">That damn grin.</text:span><text:span text:style-name="T25"> Jack thought. </text:span><text:span text:style-name="T4">He always had that damn evil grin.</text:span><text:span text:style-name="T26"> He sighed. “Ketish, what do you want? Plan on taking over any other planets I should know about?”</text:span></text:p>
      <text:p text:style-name="P7"><text:span text:style-name="T26"><text:tab/>Ketish laughed. “You humans are all alike. The same humor. I find it </text:span><text:span text:style-name="T27">amusing</text:span><text:span text:style-name="T26"> really.” </text:span><text:span text:style-name="T28">He paused. “Excuse me, your human side that is. You should show your Dubor side more, it would do something amazing for you.” He grinned again.</text:span></text:p>
      <text:p text:style-name="P7"><text:span text:style-name="T28"><text:tab/></text:span><text:span text:style-name="T29">That damn grin.</text:span></text:p>
      <text:p text:style-name="P7"><text:span text:style-name="T29"><text:tab/>“What was it you wanted?” Jack asked. “I don’t believe you’ve stated your purpose for contacting me … </text:span><text:span text:style-name="T5">yet</text:span><text:span text:style-name="T29">.”</text:span></text:p>
      <text:p text:style-name="P7"><text:span text:style-name="T29"><text:tab/>“</text:span><text:span text:style-name="T30">To the point, I can appreciate that. I have a </text:span><text:span text:style-name="T31">medicine</text:span><text:span text:style-name="T30"> that Grilka needs.” Ketish said. “I know she’s back with you on that station of yours. She left without saying a word, </text:span><text:span text:style-name="T31">and she left without her medicine.</text:span><text:span text:style-name="T30">” </text:span><text:span text:style-name="T32">He held up a small vial filled with green dust.</text:span></text:p>
      <text:p text:style-name="P7"><text:span text:style-name="T32"><text:tab/>“</text:span><text:span text:style-name="T33">She’s never spoken of this medicine before.” Jack said. “Isn’t it a bit odd that </text:span><text:span text:style-name="T6">you</text:span><text:span text:style-name="T33"> want to give her some kind of drug? </text:span><text:span text:style-name="T34">What if it causes some ill effect on her? What if it kills her? You said she left without telling you, couldn’t this be some kind of revenge?</text:span><text:span text:style-name="T33">”</text:span></text:p>
      <text:p text:style-name="P7"><text:span text:style-name="T33"><text:tab/></text:span><text:span text:style-name="T34">Ketish shook his head. “I care about Grilka, Jack. You should give me more credit. I don’t want any harm to come to her. But if she doesn’t get this medicine, she will face some terrible side effects. I do not want to see her go through that.” He paused. “I can come to your station if you’d like. That way you don’t have to go anywhere, and you can be present when I give her the medicine. You can even have your doctor test it if that will make you feel better.”</text:span></text:p>
      <text:p text:style-name="P7"><text:span text:style-name="T34"><text:tab/></text:span><text:span text:style-name="T35">His assurance didn’t make Jack feel any better, his concerns were still present. But if Ketish came to the station, Jack could have security </text:span><text:span text:style-name="T36">follow him around.</text:span></text:p>
      <text:p text:style-name="P7"><text:span text:style-name="T36"><text:tab/>“</text:span><text:span text:style-name="T37">Let me talk to Grilka.” Jack said. “I will get back to you.” He closed the channel.</text:span></text:p>
      <text:p text:style-name="P7"><text:soft-page-break/><text:span text:style-name="T37"><text:tab/></text:span><text:span text:style-name="T38">Standing from his desk, Jack rushed to the exit. He needed to find Grilka. </text:span><text:span text:style-name="T39">If Ketish </text:span><text:span text:style-name="T7">was</text:span><text:span text:style-name="T39"> telling the truth, Grilka could be going through withdrawals right at that moment.</text:span></text:p>
      <text:p text:style-name="P7"><text:span text:style-name="T39"><text:tab/></text:span><text:span text:style-name="T40">Moments later, Jack was standing at the door to Grilka’s quarters. He rang the bell </text:span><text:span text:style-name="T41">and waited for Grilka to answer the door.</text:span></text:p>
      <text:p text:style-name="P11"><text:tab/>There was no answer.</text:p>
      <text:p text:style-name="P11"><text:tab/>Jack paused for a moment. Why wouldn’t she answer her door? Jack ran the bell again.</text:p>
      <text:p text:style-name="P11"><text:tab/>Still no answer.</text:p>
      <text:p text:style-name="P11"><text:tab/>“Computer override the lock on Delegate Grilka’s quarters.” Jack ordered. “Security override authorization O’Brien Omega Six Two.”</text:p>
      <text:p text:style-name="P11"><text:tab/>The door opened.</text:p>
      <text:p text:style-name="P7"><text:span text:style-name="T41"><text:tab/>Jack rushed into Grilka’s quarters and looked for her. </text:span><text:span text:style-name="T42">He checked her bedroom, there was no one there. Her kitchen and living room were also empty. Her quarters were empty. Jack panicked. “Computer, locate Delegate Grilka.” He said.</text:span></text:p>
      <text:p text:style-name="P12"><text:tab/>“Delegate Grilka is located in the Main Gallery.” The computer responded.</text:p>
      <text:p text:style-name="P12"><text:tab/>Jack nodded and headed out the door.</text:p>
      <text:p text:style-name="P7"><text:span text:style-name="T42"><text:tab/></text:span><text:span text:style-name="T43">The Main Gallery was mostly empty, there were a few shops open offering last minute drinks to interested parties. Grilka was </text:span><text:span text:style-name="T44">standing at a tall table drinking a Vodka Martini </text:span><text:span text:style-name="T45">with two olives</text:span><text:span text:style-name="T44">. </text:span><text:span text:style-name="T45">As she drank it, she noted that it had a unique taste to it. Grilka was unsure about the drink when the bartender suggested it to her but she gave it a try anyway.</text:span></text:p>
      <text:p text:style-name="P7"><text:span text:style-name="T45"><text:tab/>“</text:span><text:span text:style-name="T46">Grilka!” Jack shouted from across the room. He rushed up to her. Jack was out of breath. “Grilka, are you okay?” He asked.</text:span></text:p>
      <text:p text:style-name="P13"><text:tab/>Grilka looked up from her drink and locked eyes with Jack. They were bloodshot. “Jack, what are you doing here?” She asked as she took another sip of her drink.</text:p>
      <text:p text:style-name="P7"><text:span text:style-name="T46"><text:tab/>“</text:span><text:span text:style-name="T47">I had to check on you.” Jack said. “Ketish contacted me, said you forgot to take your medicine with you when you left? What’s that all about?” Jack asked. “What medicine are you not taking?”</text:span></text:p>
      <text:p text:style-name="P7"><text:span text:style-name="T47"><text:tab/></text:span><text:span text:style-name="T48">Grilka locked eyes with Jack again. She hesitated for a second. The medicine Jack spoke of, it wasn’t something the Dubor people spoke of to outsiders. But Jack really wasn’t an outsider was he? He was one of them to some degree. Maybe it would be okay to talk with him about it, maybe it wouldn’t. She had to take a chance.</text:span></text:p>
      <text:p text:style-name="P7"><text:span text:style-name="T48"><text:tab/>“Okay Jack. I’ll tell you about the medicine.” She said. “But not here.” </text:span><text:span text:style-name="T49">Finishing her martini, she led Jack back to her quarters.</text:span></text:p>
      <text:p text:style-name="P7"><text:soft-page-break/><text:span text:style-name="T49"><text:tab/>Inside Grilka’s quarters, she walked over to a drawer and pulled out a small vial. It was almost empty of some sort of green powder. She held it up so Jack could see it. “</text:span><text:span text:style-name="T8">This</text:span><text:span text:style-name="T50"> is the medicine that Ketish is speaking of. It’s more of a drug really.” She said. Grilka handed the vial over to Jack.</text:span></text:p>
      <text:p text:style-name="P14"><text:tab/>Accepting the vial, Jack looked at it. He opened it and took a whiff of the power inside. It smelled like old gym socks. He coughed as he tried to breathe.</text:p>
      <text:p text:style-name="P7"><text:span text:style-name="T50"><text:tab/>“Not too much.” Grilka said. “You don’t want it in your system. You’ll become addicted to it like I am.” She was ashamed of being addicted to a drug, it was how her whole race lived though. “Everyone on Dubor uses this drug.” She explained. “</text:span><text:span text:style-name="T51">It was first introduced into our society over two hundred years ago. We’ve been addicted to the substance ever since.”</text:span></text:p>
      <text:p text:style-name="P7"><text:span text:style-name="T51"><text:tab/>Jack couldn’t believe what he was hearing. An entire civilization addicted to a drug? Surely not. Yet here Grilka was telling him that’s exactly what had happened. </text:span><text:span text:style-name="T52">He looked at the vial again </text:span><text:span text:style-name="T53">and frowned.</text:span></text:p>
      <text:p text:style-name="P7"><text:span text:style-name="T53"><text:tab/>“</text:span><text:span text:style-name="T54">The thing is.” Grilka continued. “I’m running out and need more. You said Ketish contacted you?”</text:span></text:p>
      <text:p text:style-name="P7"><text:span text:style-name="T54"><text:tab/>Jack nodded. “Yes, he’s willing to bring you a fresh supply of the … drug.” </text:span><text:span text:style-name="T55">He said. “Of course I want Matt to do a full workup on what he brings, and possibly this.” Jack gestured to the vial in his hand. “I want to see if there’s a way to get you off of this drug.”</text:span></text:p>
      <text:p text:style-name="P15"><text:tab/>Grilka shook her head. “I need the medicine.” She said. “If I don’t get it I will die. Do you want me to die Jack?”</text:p>
      <text:p text:style-name="P7"><text:span text:style-name="T55"><text:tab/>Jack shook his head. “No, of course not.” He said. “</text:span><text:span text:style-name="T56">But, I don’t want to see you addicted to a drug that you can’t live without. There has to be </text:span><text:span text:style-name="T9">something</text:span><text:span text:style-name="T56"> the doctor can do to help you.”</text:span></text:p>
      <text:p text:style-name="P7"><text:span text:style-name="T56"><text:tab/></text:span><text:span text:style-name="T57">She shook her head. “No Jack, our doctors have tried. Nothing they have attempted has been able to wean us from the drug. So we kept taking it, and taking it.” </text:span><text:span text:style-name="T58">She sighed. It was no use trying to teach the Dorf what was going on, she felt hopeless.</text:span></text:p>
      <text:p text:style-name="P7"><text:span text:style-name="T58"><text:tab/></text:span><text:span text:style-name="T59">Taking his comm unit out of his pocket, Jack tapped the button on it. “O’Brien to Doctor Allen.”</text:span></text:p>
      <text:p text:style-name="P7"><text:span text:style-name="T59"><text:tab/>The groggy voice of Doctor Matt Allen answered. “Yes, go for Allen.”</text:span></text:p>
      <text:p text:style-name="P7"><text:span text:style-name="T59"><text:tab/>“Sorry to wake you doc, can you meet me in Med Bay, roughly twenty minutes from now?” Jack asked.</text:span></text:p>
      <text:p text:style-name="P7"><text:span text:style-name="T59"><text:tab/>“On it. Allen out.” Matt said closing the channel.</text:span></text:p>
      <text:p text:style-name="P7"><text:span text:style-name="T59"><text:tab/>Jack looked to Grilka. “Come on, we’re going to Med Bay.”</text:span></text:p>
      <text:p text:style-name="P7"><text:span text:style-name="T59"><text:tab/>Grilka sighed again. “It won’t do any good. But fine.” She drank the last of her martini.</text:span></text:p>
      <text:p text:style-name="P7"><text:soft-page-break/><text:span text:style-name="T59"><text:tab/></text:span><text:span text:style-name="T60">Twenty minutes later, Jack, Grilka, and Doctor Allen stood in Med Bay. Matt was looking at the vial of green powder. Taking a sample from the container, he placed it under his microscope and began an analysis.</text:span></text:p>
      <text:p text:style-name="P7"><text:span text:style-name="T60"><text:tab/></text:span><text:span text:style-name="T61">After a moment, Matt looked at Grilka. “Grilka, tell me. What exactly does this um power do to you? What are its effects?”</text:span></text:p>
      <text:p text:style-name="P7"><text:span text:style-name="T61"><text:tab/>Grilka shrugged. “When I snort it, it takes me to a magical world. It’s kind of difficult to explain really. I guess you could say I have visions.” She hoped her experiences with the drug made sense but wasn’t certain.</text:span></text:p>
      <text:p text:style-name="P7"><text:span text:style-name="T61"><text:tab/></text:span><text:span text:style-name="T62">Matt coughed. “You </text:span><text:span text:style-name="T10">snort</text:span><text:span text:style-name="T62"> this powder?” He asked. “Like cocaine?” Matt gasped at the thought. There were still drugs out there that people snorted, he didn’t expect to find one on an alien planet. “</text:span><text:span text:style-name="T63">Does it keep you up for days?”</text:span></text:p>
      <text:p text:style-name="P7"><text:span text:style-name="T63"><text:tab/>Grilka shook her head no. “No, it makes me fall asleep. That’s how I have the visions.”</text:span></text:p>
      <text:p text:style-name="P7"><text:span text:style-name="T63"><text:tab/>“I see.” Matt said. He looked to Jack with concern. “This drug is not only addictive, it is not good for the cardiovascular system. I’m surprised the Dubor have been taking it for so long and haven’t had any problems. If a human tried this powder? They’d drop dead in a day.”</text:span></text:p>
      <text:p text:style-name="P7"><text:span text:style-name="T63"><text:tab/></text:span><text:span text:style-name="T64">Jack nodded. Unfortunately they couldn’t compare aliens to humans. There really wasn’t a comparison to be had. But that’s what the doctor had to work with. “</text:span><text:span text:style-name="T65">So it’s a bad thing.” He said. “I figured something was up with it.” Looking to Grilka he frowned. “Grilka, what happens if you </text:span><text:span text:style-name="T11">don’t</text:span><text:span text:style-name="T65"> take the powder?”</text:span></text:p>
      <text:p text:style-name="P7"><text:span text:style-name="T65"><text:tab/>Grilka shuddered. “I get the shakes really bad.” She said. “Then the headaches come.”</text:span></text:p>
      <text:p text:style-name="P7"><text:span text:style-name="T65"><text:tab/>Matt took notes. “Withdrawal symptoms for sure.” </text:span><text:span text:style-name="T66">He paused as more readouts came though his analysis machine. “Unfortunately we have to get her more of the drug right away. She’s almost out, we can’t have her going through a withdrawal right now. I hate to say it, but the drug is needed until we can find a way to wean her off of it.”</text:span></text:p>
      <text:p text:style-name="P7"><text:span text:style-name="T66"><text:tab/>Grilka spoke up. “But what if I don’t want to be weaned off of it? It’s all I’ve known since I was ten.” She said. “</text:span><text:span text:style-name="T67">You can’t take the visions away from me. They are a part of me and my people. It’s who I am.”</text:span></text:p>
      <text:p text:style-name="P7"><text:span text:style-name="T67"><text:tab/>Jack and Matt exchanged glances with each other. It was an uncomfortable silence. </text:span><text:span text:style-name="T68">They were thinking the same thing. Drugs were bad news. But to be hooked on them since you were ten? Oh boy that was even worse. Weaning Grilka off the drug wouldn’t be an easy task, especially if she was refusing to do so.</text:span></text:p>
      <text:p text:style-name="P7"><text:span text:style-name="T68"><text:tab/>“</text:span><text:span text:style-name="T69">I’ll contact Ketish.” Jack said. He looked to Grilka. “How much powder do you need exactly?”</text:span></text:p>
      <text:p text:style-name="P7"><text:span text:style-name="T69"><text:tab/>Grilka walked over to the doctor’s desk and picked up the vial. “Two hundred bricks.”</text:span></text:p>
      <text:p text:style-name="P7"><text:soft-page-break/><text:span text:style-name="T69"><text:tab/>“</text:span><text:span text:style-name="T70">Ay ay ay.” Jack said. “Got it, like I said I’ll get a hold of Ketish and um … put in your order.” He sighed. “Does this drug cost money?” Jack saked.</text:span></text:p>
      <text:p text:style-name="P7"><text:span text:style-name="T70"><text:tab/>Grilka shook her head. “No, it grows naturally all over Dubor. You can get it literally from anywhere on the planet.” </text:span><text:span text:style-name="T71">Taking some powder out of the vial she snorted it. “If you’ll excuse me, I need to go take a nap before I pass out.” </text:span><text:span text:style-name="T72">She exited Med Bay.</text:span></text:p>
      <text:p text:style-name="P7"><text:span text:style-name="T72"><text:tab/></text:span><text:span text:style-name="T73">Jack stood there in shock. “Did she just …”</text:span></text:p>
      <text:p text:style-name="P7"><text:span text:style-name="T73"><text:tab/>“Get high in my Med Bay?” Matt said. “Yeah you saw that right.”</text:span></text:p>
      <text:p text:style-name="P7"><text:span text:style-name="T73"><text:tab/>“Oy.” Jack said.</text:span></text:p>
      <text:p text:style-name="P7"><text:span text:style-name="T73"><text:tab/>“She’s your girlfriend.” Matt said. Then paused. “You two </text:span><text:span text:style-name="T12">are</text:span><text:span text:style-name="T73"> seeing each other again right?”</text:span></text:p>
      <text:p text:style-name="P7"><text:span text:style-name="T73"><text:tab/>Jack nodded. “Yeah we are.” He said. “Don’t remind me. </text:span><text:span text:style-name="T74">I’ll bring you a sample of the drug when Ketish brings it. I want to make sure he didn’t lace it with anything that might harm Grilka.”</text:span></text:p>
      <text:p text:style-name="P7"><text:span text:style-name="T74"><text:tab/>“Right.” Matt said. “I appreciate that.” </text:span><text:span text:style-name="T75">Pointing to his office he added. “You want to make the call from my office?”</text:span></text:p>
      <text:p text:style-name="P7"><text:span text:style-name="T75"><text:tab/>Jack nodded. “Yeah, the faster we get the drug here the better. Thanks Matt.” He stepped into Matt’s office.</text:span></text:p>
      <text:p text:style-name="P7"><text:span text:style-name="T75"><text:tab/>Matt exited Med Bay to return to his sleep.</text:span></text:p>
      <text:p text:style-name="P7"><text:span text:style-name="T75"/></text:p>
      <text:p text:style-name="P18"><text:span text:style-name="T75">* </text:span><text:span text:style-name="T13">* *</text:span></text:p>
      <text:p text:style-name="P18"><text:span text:style-name="T13"/></text:p>
      <text:p text:style-name="P17"><text:span text:style-name="T13"><text:tab/>Two days later, Ketish’s shuttle docked with Crimson Gamma. </text:span><text:span text:style-name="T76">As Ketish entered the Docking Port, he looked around. Security was waiting for him, of course. He sighed. Jack didn’t trust him. Ketish felt hurt at the thought.</text:span></text:p>
      <text:p text:style-name="P17"><text:span text:style-name="T76"><text:tab/></text:span><text:span text:style-name="T77">Behind Ketish was another Dubor who pushed a large cart of 200 bricks of the drug.</text:span></text:p>
      <text:p text:style-name="P17"><text:span text:style-name="T77"><text:tab/>“Just wait here.” A security guard instructed Ketish. “</text:span><text:span text:style-name="T78">Major O’Brien will be here momentarily.”</text:span></text:p>
      <text:p text:style-name="P17"><text:span text:style-name="T78"><text:tab/>Ketish nodded. “Of course.” He said.</text:span></text:p>
      <text:p text:style-name="P17"><text:span text:style-name="T78"><text:tab/></text:span><text:span text:style-name="T79">So they waited. Sure enough, Jack came walking down to the Docking Port. He whistled as he saw the 200 bricks of drugs just sitting there out in the open. If it were any other drug, security would have had it bundled up as evidence and the supplier in the brig. But this was </text:span><text:span text:style-name="T80">a </text:span><text:span text:style-name="T79"><text:s/>different </text:span><text:span text:style-name="T80">situation entirely.</text:span></text:p>
      <text:p text:style-name="P17"><text:soft-page-break/><text:span text:style-name="T80"><text:tab/></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7</text:page-number><text:s/>of <text:page-count>7</text:page-count>) <text:date style:data-style-name="N37" text:date-value="2026-01-27T17:59:55.604123244">01/27/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1-27T17:59:51.595356493</dc:date>
    <meta:editing-duration>PT7H37M8S</meta:editing-duration>
    <meta:editing-cycles>80</meta:editing-cycles>
    <meta:generator>LibreOffice/24.2.7.2$Linux_X86_64 LibreOffice_project/420$Build-2</meta:generator>
    <meta:print-date>2023-11-18T19:55:35.459000000</meta:print-date>
    <meta:printed-by>PDF files</meta:printed-by>
    <meta:document-statistic meta:table-count="0" meta:image-count="0" meta:object-count="0" meta:page-count="7" meta:paragraph-count="87" meta:word-count="2571" meta:character-count="13817" meta:non-whitespace-character-count="11251"/>
  </office:meta>
</office:document-meta>
</file>